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fe6" officeooo:paragraph-rsid="0011dfe6"/>
    </style:style>
    <style:style style:name="P2" style:family="paragraph" style:parent-style-name="Standard">
      <style:text-properties officeooo:rsid="00131c00" officeooo:paragraph-rsid="00131c00"/>
    </style:style>
    <style:style style:name="P3" style:family="paragraph" style:parent-style-name="Standard">
      <style:text-properties fo:font-weight="bold" officeooo:rsid="001536a4" officeooo:paragraph-rsid="001536a4" style:font-weight-asian="bold" style:font-weight-complex="bold"/>
    </style:style>
    <style:style style:name="P4" style:family="paragraph" style:parent-style-name="Standard">
      <style:text-properties fo:font-weight="bold" officeooo:rsid="00159337" officeooo:paragraph-rsid="00159337" style:font-weight-asian="bold" style:font-weight-complex="bold"/>
    </style:style>
    <style:style style:name="P5" style:family="paragraph" style:parent-style-name="Standard">
      <style:text-properties fo:font-weight="bold" officeooo:rsid="001636af" officeooo:paragraph-rsid="001636af" style:font-weight-asian="bold" style:font-weight-complex="bold"/>
    </style:style>
    <style:style style:name="P6" style:family="paragraph" style:parent-style-name="Standard">
      <style:text-properties fo:font-weight="bold" officeooo:rsid="0016cf71" officeooo:paragraph-rsid="0016cf71" style:font-weight-asian="bold" style:font-weight-complex="bold"/>
    </style:style>
    <style:style style:name="P7" style:family="paragraph" style:parent-style-name="Standard">
      <style:text-properties fo:font-weight="bold" officeooo:rsid="0017dd80" officeooo:paragraph-rsid="0017dd80" style:font-weight-asian="bold" style:font-weight-complex="bold"/>
    </style:style>
    <style:style style:name="P8" style:family="paragraph" style:parent-style-name="Standard">
      <style:text-properties fo:font-weight="bold" officeooo:rsid="00180251" officeooo:paragraph-rsid="00180251" style:font-weight-asian="bold" style:font-weight-complex="bold"/>
    </style:style>
    <style:style style:name="T1" style:family="text">
      <style:text-properties officeooo:rsid="00180251"/>
    </style:style>
    <style:style style:name="T2" style:family="text">
      <style:text-properties officeooo:rsid="00182db3"/>
    </style:style>
    <style:style style:name="T3" style:family="text">
      <style:text-properties officeooo:rsid="001a22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* notions of probability:</text:p>
      <text:p text:style-name="P1"/>
      <text:p text:style-name="P1">→ notação matemática para Machine Learning:</text:p>
      <text:p text:style-name="P2">números e arrays:</text:p>
      <text:p text:style-name="P2">a – valor escalar (inteiro ou real)</text:p>
      <text:p text:style-name="P2">A – geralmente é um valor escalar constante</text:p>
      <text:p text:style-name="P2">a (em negrito) – é um vetor</text:p>
      <text:p text:style-name="P2">A (negrito) – uma matriz</text:p>
      <text:p text:style-name="P2">I (em negrito) – matriz identidade</text:p>
      <text:p text:style-name="P2">diag(a em negrito) – uma matriz diagonal em que a diagonal principal é o vetor a (em negrito aqui)</text:p>
      <text:p text:style-name="P2"/>
      <text:p text:style-name="P2">índices:</text:p>
      <text:p text:style-name="P2">ai – elemento i do vetor a com indexação partindo de 1</text:p>
      <text:p text:style-name="P2">a-i – todos os elementos do vetor menos o indice I</text:p>
      <text:p text:style-name="P2">Ai,j – elemento (i,j) da matriz A (é em negrito)</text:p>
      <text:p text:style-name="P2">Ai,: - linha da matriz A (aqui é em negrito)</text:p>
      <text:p text:style-name="P2">A:,j - <text:s/>coluna da matriz A (aqui é em negrito) <text:s/></text:p>
      <text:p text:style-name="P1"/>
      <text:p text:style-name="P2">Álgebra Linear:</text:p>
      <text:p text:style-name="P2"/>
      <text:p text:style-name="P2">AT – matriz transposta de A (aqui é em negrito)</text:p>
      <text:p text:style-name="P2"/>
      <text:p text:style-name="P3">A circulo com ponto dentro B – é uma multiplicação ponto a ponto de A e B</text:p>
      <text:p text:style-name="P3">det(A) – determinante de A</text:p>
      <text:p text:style-name="P3">Tr(A) – soma de todos os valores da diagonal – valor escalr</text:p>
      <text:p text:style-name="P3"/>
      <text:p text:style-name="P3">Sets: </text:p>
      <text:p text:style-name="P3">A com letra de convite de casamento ou A com tracejado de tipo de desenho é um conjunto </text:p>
      <text:p text:style-name="P3">R em letra de tipo tracejado de desenho – o conjunto de números reais</text:p>
      <text:p text:style-name="P3">{0,1} – conjunto discreto contendo 0 e 1</text:p>
      <text:p text:style-name="P3">[a,b] – um intervalo inclusivo a e b (a&lt;x_&lt;b) – intervalo real</text:p>
      <text:p text:style-name="P3">(a, b] – um intervalo real excluindo a e incluindo b (a&lt;x_&lt;b)</text:p>
      <text:p text:style-name="P3">A com letra de convite de casamento ou A com tracejado de tipo de desenho \ B com letra de convite de casamento ou A com tracejado de tipo de desenho – é uma subtração de conjuntos</text:p>
      <text:p text:style-name="P3">A com letra de convite de casamento ou A com tracejado de tipo de desenho símbolo de união B com letra de convite de casamento ou A com tracejado de tipo de desenho – é uma união de conjuntos</text:p>
      <text:p text:style-name="P3">A com letra de convite de casamento ou A com tracejado de tipo de desenho símbolo de interseção B com letra de convite de casamento ou A com tracejado de tipo de desenho – é uma interseção de conjuntos</text:p>
      <text:p text:style-name="P3"/>
      <text:p text:style-name="P3">Functions:</text:p>
      <text:p text:style-name="P4">copia depois</text:p>
      <text:p text:style-name="P4"/>
      <text:p text:style-name="P4">Probability:</text:p>
      <text:p text:style-name="P4"><text:soft-page-break/>descrição quantitivativa de determinado fenômeno, onde tem uma saída incerta.</text:p>
      <text:p text:style-name="P4"/>
      <text:p text:style-name="P5">Tipos de fenômenos: deterministico ou aleatório</text:p>
      <text:p text:style-name="P5">determinístico – é um fenoômeno ou experimento em que dadas as mesams condições iniciais, se eu repeti-lo, eu vou ter a mesma saída anterior</text:p>
      <text:p text:style-name="P5"/>
      <text:p text:style-name="P5">aleatório – mesmo tendo as mesmas condições inciais, eu n consigo prever o que vai acontecer. Ele pode ter um resultado inesperado. Exemplo: lançamento de uma moeda é um fenômeno aleatório. Você tem como dizer suas crenças, mas baseadas em probabilidade.</text:p>
      <text:p text:style-name="P5"/>
      <text:p text:style-name="P5">Como eu posso prever o resultado de um evento aleatório? Não posso, então o ideal seria criar um modelo que prevê a probabildade de alguns eventos ocorrerem realcionaod ao fenômeno</text:p>
      <text:p text:style-name="P5"/>
      <text:p text:style-name="P5">como faço isso?</text:p>
      <text:p text:style-name="P5">1. descrever os possíveis resultados do fenômeno;</text:p>
      <text:p text:style-name="P5">2. descrever suas crenças sobre os diferentes resultados possíveis</text:p>
      <text:p text:style-name="P5"/>
      <text:p text:style-name="P5"/>
      <text:p text:style-name="P6">continuar em 22 minutos***</text:p>
      <text:p text:style-name="P6"/>
      <text:p text:style-name="P7">espaço amostral (sample space) → é a coleção/conjunto de todas as possíveis saídas de um experimento aleatório (representado por S ou Ômega), os conjuntos são chamados de eventos. Como saber se é um espaço amostral? Os elementos tem que ser mutuamente exclusivos e coletivamente exaustibvos (juntoando todos tem o conjunto todo de possibilidades)</text:p>
      <text:p text:style-name="P7">exemplo? Lançamento de duas moedas.</text:p>
      <text:p text:style-name="P7"/>
      <text:p text:style-name="P7">Probabilidade?</text:p>
      <text:p text:style-name="P7">- axiomas de probabilidade: é regras do jogo, são ditas antes de começar a jogar. São propriedades que não saão provadas, são ditas (por ser óbvias ou necessárias para uma derivação posterior)</text:p>
      <text:p text:style-name="P7"/>
      <text:p text:style-name="P7">probabilidade – cardinalidade de <text:span text:style-name="T1">E/CARDINALIDADE DE ÔMEGA</text:span></text:p>
      <text:p text:style-name="P7"/>
      <text:p text:style-name="P8">AXIOMA 1 – TODA PROBABILIDADE VAI SER ENTRE 0 E 1 </text:p>
      <text:p text:style-name="P8"/>
      <text:p text:style-name="P8">AXIOMA 2 – A PROBABILIDADE DO ESPAÇO AMOSTRAL É IGUAL A 1</text:p>
      <text:p text:style-name="P8"/>
      <text:p text:style-name="P8">AXIOMA 3 – PRA QUALQUER SEQUÊNCIA MUTUAMENTE EXCLUSIVA, A PROBABILIDADE DA UNIÃO É IGUAL A SOMA DAS PROBABILIDADES.</text:p>
      <text:p text:style-name="P8"/>
      <text:p text:style-name="P8">- probabilidade condicional: <text:s/>é uma probabiolidade revisada em que nós a usamos quando algo já ocorreu.</text:p>
      <text:p text:style-name="P8"/>
      <text:p text:style-name="P8">- <text:span text:style-name="T2">regra do produto: usa quando tem intercessão entre as pobrabilidades.</text:span></text:p>
      <text:p text:style-name="P8"/>
      <text:p text:style-name="P8">- <text:span text:style-name="T2">regra das probvabilidades totais: quebrar o cálculo das prob em várias partes e usar isso quando n tem todas as informações de determinado evento.</text:span></text:p>
      <text:p text:style-name="P8"><text:soft-page-break/>*** <text:span text:style-name="T3">continuar em 01:03:00***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2:23:21.427010103</meta:creation-date>
    <dc:date>2021-11-20T23:13:53.983539707</dc:date>
    <meta:editing-duration>PT5M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53" meta:word-count="650" meta:character-count="3820" meta:non-whitespace-character-count="3188"/>
  </office:meta>
</office:document-meta>
</file>